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CustomAnswerTest.shouldAnswerVoidMethodConsecutive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ubbingWithCustomAnswerTest.shouldAnswerWithThenAnswerAlia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cordCall.i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CustomAnswerTest.should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CustomAnswerTest.shouldAnswerVoi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ubbingWithCustomAnswerTest.shouldAnswerConsecut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ubbingWithCustomAnswerTest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Call.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CustomAnswerTest.shouldMakeSureTheInterfaceDoesNot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